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7"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text-align="start" style:justify-single-word="false" style:text-autospace="none"/>
      <style:text-properties fo:color="#000000" style:font-name="Liberation Sans" fo:font-size="12pt" style:text-underline-style="none" fo:font-weight="normal" style:font-name-asian="Monospace" style:font-size-asian="12pt" style:font-weight-asian="normal" style:font-name-complex="Monospace"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Liberation Sans" fo:font-size="12pt" style:text-underline-style="none" fo:font-weight="bold" style:font-name-asian="Monospace" style:font-size-asian="12pt" style:font-weight-asian="bold" style:font-name-complex="Monospace" style:font-size-complex="12pt" style:font-weight-complex="bold"/>
    </style:style>
    <style:style style:name="P11"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12"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3"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4"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31"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2"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5"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9" style:family="paragraph" style:parent-style-name="Standard">
      <style:paragraph-properties fo:text-align="start" style:justify-single-word="false" style:text-autospace="none"/>
      <style:text-properties fo:color="#000000" style:font-name="Liberation Sans" fo:font-size="12pt" style:text-underline-style="none" fo:font-weight="bold" style:font-name-asian="Monospace" style:font-size-asian="12pt" style:font-weight-asian="bold" style:font-name-complex="Monospace" style:font-size-complex="12pt" style:font-weight-complex="bold"/>
    </style:style>
    <style:style style:name="P40" style:family="paragraph" style:parent-style-name="Standard">
      <style:paragraph-properties fo:text-align="start" style:justify-single-word="false" style:text-autospace="none"/>
      <style:text-properties fo:color="#000000" style:font-name="Liberation Sans" fo:font-size="14pt" style:text-underline-style="solid" style:text-underline-width="auto" style:text-underline-color="font-color" fo:font-weight="bold" style:font-name-asian="Monospace" style:font-size-asian="14pt" style:font-weight-asian="bold" style:font-name-complex="Monospace" style:font-size-complex="14pt" style:font-weight-complex="bold"/>
    </style:style>
    <style:style style:name="P41" style:family="paragraph" style:parent-style-name="Standard" style:list-style-name="L4">
      <style:paragraph-properties fo:text-align="start" style:justify-single-word="false" style:text-autospace="none"/>
    </style:style>
    <style:style style:name="T1" style:family="text">
      <style:text-properties fo:color="#000000" fo:font-weight="normal" style:font-name-asian="Monospace" style:font-weight-asian="normal" style:font-name-complex="Monospace" style:font-weight-complex="normal"/>
    </style:style>
    <style:style style:name="T2" style:family="text">
      <style:text-properties fo:color="#000000" style:font-name="Nimbus Sans L" style:font-name-asian="Monospace" style:font-name-complex="Monospace"/>
    </style:style>
    <style:style style:name="T3" style:family="text">
      <style:text-properties fo:color="#000000" style:font-name-asian="Monospace" style:font-name-complex="Monospace"/>
    </style:style>
    <style:style style:name="T4"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5" style:family="text">
      <style:text-properties fo:color="#000000" style:font-name="Liberation Sans" style:font-name-asian="Monospace" style:font-name-complex="Monospace"/>
    </style:style>
    <style:style style:name="T6" style:family="text">
      <style:text-properties fo:font-weight="bold" style:font-weight-asian="bold" style:font-weight-complex="bold"/>
    </style:style>
    <style:style style:name="T7" style:family="text">
      <style:text-properties fo:color="#008000" style:font-name="Liberation Mono" style:font-name-asian="Monospace" style:font-name-complex="Monospace"/>
    </style:style>
    <style:style style:name="T8" style:family="text">
      <style:text-properties fo:color="#008000" style:font-name-asian="Monospace" style:font-name-complex="Monospace"/>
    </style:style>
    <style:style style:name="T9" style:family="text">
      <style:text-properties fo:color="#008000" fo:font-weight="normal" style:font-name-asian="Monospace" style:font-weight-asian="normal" style:font-name-complex="Monospace" style:font-weight-complex="normal"/>
    </style:style>
    <style:style style:name="T1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3"/>
      <text:p text:style-name="P3">This document outlines how database and java database access should be performed in Oscar. This does not tell you how to use these technologies, just specifically how we intend to use them in our project.</text:p>
      <text:p text:style-name="P3"/>
      <text:p text:style-name="P3">Prequisite knowledge </text:p>
      <text:list xml:id="list1547212443" text:style-name="L1">
        <text:list-item>
          <text:p text:style-name="P33">java</text:p>
        </text:list-item>
        <text:list-item>
          <text:p text:style-name="P33">java annotations</text:p>
        </text:list-item>
        <text:list-item>
          <text:p text:style-name="P33">java generics</text:p>
        </text:list-item>
        <text:list-item>
          <text:p text:style-name="P33">java jpa</text:p>
        </text:list-item>
        <text:list-item>
          <text:p text:style-name="P33">sql and database transactions</text:p>
        </text:list-item>
        <text:list-item>
          <text:p text:style-name="P33">spring ioc</text:p>
        </text:list-item>
      </text:list>
      <text:p text:style-name="P3"/>
      <text:p text:style-name="P3"/>
      <text:p text:style-name="P2">High level guideline</text:p>
      <text:p text:style-name="P3"/>
      <text:p text:style-name="P3">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 The objects should be loosely coupled in terms of relationship mappings, they should not be embedded.</text:p>
      <text:p text:style-name="P3"/>
      <text:p text:style-name="P3"/>
      <text:p text:style-name="P2">Guideline By Example</text:p>
      <text:p text:style-name="P3"/>
      <text:p text:style-name="P3">The example we will follow is taken directly from the integrator subproject. SiteUser is basically a user that is allowed to login to the web site, i.e. a typical user/password object.</text:p>
      <text:p text:style-name="P3"/>
      <text:p text:style-name="P3">In most cases we will be creating one dao and model class per database table. We will follow the standard database table and column naming convention provided by JPA / Hibernate / OpenJpa.</text:p>
      <text:p text:style-name="P3"/>
      <text:p text:style-name="P4">Sql Table</text:p>
      <text:p text:style-name="P28">mysql&gt; desc SiteUser; </text:p>
      <text:p text:style-name="P28">+-----------+-------------+------+-----+---------+----------------+ </text:p>
      <text:p text:style-name="P28">| Field <text:s text:c="4"/>| Type <text:s text:c="7"/>| Null | Key | Default | Extra <text:s text:c="9"/>| </text:p>
      <text:p text:style-name="P28">+-----------+-------------+------+-----+---------+----------------+ </text:p>
      <text:p text:style-name="P28">| id <text:s text:c="7"/>| int(11) <text:s text:c="4"/>| NO <text:s text:c="2"/>| PRI | NULL <text:s text:c="3"/>| auto_increment | </text:p>
      <text:p text:style-name="P28">| disabled <text:s/>| tinyint(1) <text:s/>| NO <text:s text:c="2"/>| <text:s text:c="4"/>| NULL <text:s text:c="3"/>| <text:s text:c="15"/>| </text:p>
      <text:p text:style-name="P28">| lastLogin | datetime <text:s text:c="3"/>| YES <text:s/>| <text:s text:c="4"/>| NULL <text:s text:c="3"/>| <text:s text:c="15"/>| </text:p>
      <text:p text:style-name="P28">| name <text:s text:c="5"/>| varchar(32) | NO <text:s text:c="2"/>| UNI | NULL <text:s text:c="3"/>| <text:s text:c="15"/>| </text:p>
      <text:p text:style-name="P28">| password <text:s/>| varchar(32) | NO <text:s text:c="2"/>| <text:s text:c="4"/>| NULL <text:s text:c="3"/>| <text:s text:c="15"/>| </text:p>
      <text:p text:style-name="P28">+-----------+-------------+------+-----+---------+----------------+ </text:p>
      <text:p text:style-name="P28">5 rows in set (0.00 sec) </text:p>
      <text:p text:style-name="P5"/>
      <text:p text:style-name="P3">Do not put default values into the database table definition. If you want a default value, place it in the model object. Make sure you constrain “not null” or allow null as appropriate. </text:p>
      <text:p text:style-name="P5"/>
      <text:p text:style-name="P5"><text:soft-page-break/></text:p>
      <text:p text:style-name="P21">Java Classes </text:p>
      <text:p text:style-name="P22">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p>
      <text:p text:style-name="P22"/>
      <text:p text:style-name="P22">First lets look at the model objects</text:p>
      <text:p text:style-name="P22"/>
      <text:p text:style-name="P23">SiteUser.java</text:p>
      <text:p text:style-name="P19"><text:s text:c="5"/>1<text:tab/>package org.oscarehr.caisi_integrator.dao; </text:p>
      <text:p text:style-name="P19"><text:s text:c="7"/></text:p>
      <text:p text:style-name="P19"><text:s text:c="5"/>2<text:tab/>import java.util.GregorianCalendar; </text:p>
      <text:p text:style-name="P19"><text:s text:c="7"/></text:p>
      <text:p text:style-name="P19"><text:s text:c="5"/>3<text:tab/>import javax.persistence.Column; </text:p>
      <text:p text:style-name="P19"><text:s text:c="5"/>4<text:tab/>import javax.persistence.Entity; </text:p>
      <text:p text:style-name="P19"><text:s text:c="5"/>5<text:tab/>import javax.persistence.GeneratedValue; </text:p>
      <text:p text:style-name="P19"><text:s text:c="5"/>6<text:tab/>import javax.persistence.GenerationType; </text:p>
      <text:p text:style-name="P19"><text:s text:c="5"/>7<text:tab/>import javax.persistence.Id; </text:p>
      <text:p text:style-name="P19"><text:s text:c="5"/>8<text:tab/>import javax.persistence.Temporal; </text:p>
      <text:p text:style-name="P19"><text:s text:c="5"/>9<text:tab/>import javax.persistence.TemporalType; </text:p>
      <text:p text:style-name="P19"><text:s text:c="7"/></text:p>
      <text:p text:style-name="P19"><text:s text:c="4"/>10<text:tab/>import org.oscarehr.caisi_integrator.util.MiscUtils; </text:p>
      <text:p text:style-name="P19"><text:s text:c="4"/>11<text:tab/>import org.oscarehr.caisi_integrator.util.Named; </text:p>
      <text:p text:style-name="P19"><text:s text:c="7"/></text:p>
      <text:p text:style-name="P19"><text:s text:c="4"/>12<text:tab/>@Entity </text:p>
      <text:p text:style-name="P19"><text:s text:c="4"/>13<text:tab/>public class SiteUser extends AbstractModel&lt;Integer&gt;</text:p>
      <text:p text:style-name="P19"><text:s text:c="4"/>14<text:tab/>{ </text:p>
      <text:p text:style-name="P19"><text:s text:c="4"/>15<text:tab/><text:tab/>@Id </text:p>
      <text:p text:style-name="P19"><text:s text:c="4"/>16<text:tab/><text:tab/>@GeneratedValue(strategy = GenerationType.IDENTITY) </text:p>
      <text:p text:style-name="P19"><text:s text:c="4"/>17<text:tab/><text:tab/>private Integer id = null; </text:p>
      <text:p text:style-name="P19"><text:s text:c="7"/></text:p>
      <text:p text:style-name="P19"><text:s text:c="4"/>19<text:tab/><text:tab/>private String name = null; </text:p>
      <text:p text:style-name="P19"><text:s text:c="7"/></text:p>
      <text:p text:style-name="P19"><text:s text:c="4"/>21<text:tab/><text:tab/>private String password = null; </text:p>
      <text:p text:style-name="P19"><text:s text:c="7"/></text:p>
      <text:p text:style-name="P19"><text:s text:c="4"/>22<text:tab/><text:tab/>@Temporal(TemporalType.TIMESTAMP) </text:p>
      <text:p text:style-name="P19"><text:s text:c="4"/>23<text:tab/><text:tab/>private GregorianCalendar lastLogin = null; </text:p>
      <text:p text:style-name="P19"><text:s text:c="7"/></text:p>
      <text:p text:style-name="P19"><text:s text:c="4"/>25<text:tab/><text:tab/>private boolean disabled = false; </text:p>
      <text:p text:style-name="P19"><text:s text:c="7"/></text:p>
      <text:p text:style-name="P19"><text:s text:c="4"/>26<text:tab/><text:tab/>@Override </text:p>
      <text:p text:style-name="P19"><text:s text:c="4"/>27<text:tab/><text:tab/>public Integer getId() </text:p>
      <text:p text:style-name="P19"><text:s text:c="4"/>28<text:tab/><text:tab/>{ </text:p>
      <text:p text:style-name="P19"><text:s text:c="4"/>29<text:tab/><text:tab/><text:tab/>return(id); </text:p>
      <text:p text:style-name="P19"><text:s text:c="4"/>30<text:tab/><text:tab/>} </text:p>
      <text:p text:style-name="P19"><text:s text:c="7"/></text:p>
      <text:p text:style-name="P19"><text:s text:c="4"/>31<text:tab/><text:tab/>public String getName() </text:p>
      <text:p text:style-name="P19"><text:s text:c="4"/>32<text:tab/><text:tab/>{ </text:p>
      <text:p text:style-name="P19"><text:s text:c="4"/>33<text:tab/><text:tab/><text:tab/>return name; </text:p>
      <text:p text:style-name="P19"><text:s text:c="4"/>34<text:tab/><text:tab/>} </text:p>
      <text:p text:style-name="P19"><text:s text:c="7"/></text:p>
      <text:p text:style-name="P19"><text:s text:c="4"/>35<text:tab/><text:tab/>public void setName(String name) </text:p>
      <text:p text:style-name="P19"><text:s text:c="4"/>36<text:tab/><text:tab/>{ </text:p>
      <text:p text:style-name="P19"><text:s text:c="4"/>37<text:tab/><text:tab/><text:tab/>this.name = MiscUtils.validateAndNormaliseUserName(name); </text:p>
      <text:p text:style-name="P19"><text:s text:c="4"/>38<text:tab/><text:tab/>} </text:p>
      <text:p text:style-name="P19"><text:s text:c="7"/></text:p>
      <text:p text:style-name="P19"><text:s text:c="4"/>39<text:tab/><text:tab/>public String getPassword() </text:p>
      <text:p text:style-name="P19"><text:s text:c="4"/>40<text:tab/><text:tab/>{ </text:p>
      <text:p text:style-name="P19"><text:s text:c="4"/>41<text:tab/><text:tab/><text:tab/>return password; </text:p>
      <text:p text:style-name="P19"><text:s text:c="4"/>42<text:tab/><text:tab/>} </text:p>
      <text:p text:style-name="P19"><text:s text:c="7"/></text:p>
      <text:p text:style-name="P19"><text:s text:c="4"/>43<text:tab/><text:tab/>public void setPassword(String password) </text:p>
      <text:p text:style-name="P19"><text:s text:c="4"/>44<text:tab/><text:tab/>{ </text:p>
      <text:p text:style-name="P19"><text:soft-page-break/><text:s text:c="4"/>45<text:tab/><text:tab/><text:tab/>if (password == null) throw(new IllegalArgumentException("password can't be null")); </text:p>
      <text:p text:style-name="P19"><text:s text:c="4"/>46<text:tab/><text:tab/><text:tab/>this.password = password; </text:p>
      <text:p text:style-name="P19"><text:s text:c="4"/>47<text:tab/><text:tab/>} </text:p>
      <text:p text:style-name="P19"><text:s text:c="7"/></text:p>
      <text:p text:style-name="P19"><text:s text:c="4"/>48<text:tab/><text:tab/>public GregorianCalendar getLastLogin() </text:p>
      <text:p text:style-name="P19"><text:s text:c="4"/>49<text:tab/><text:tab/>{ </text:p>
      <text:p text:style-name="P19"><text:s text:c="4"/>50<text:tab/><text:tab/><text:tab/>return lastLogin; </text:p>
      <text:p text:style-name="P19"><text:s text:c="4"/>51<text:tab/><text:tab/>} </text:p>
      <text:p text:style-name="P19"><text:s text:c="7"/></text:p>
      <text:p text:style-name="P19"><text:s text:c="4"/>52<text:tab/><text:tab/>public void setLastLogin(GregorianCalendar lastLogin) </text:p>
      <text:p text:style-name="P19"><text:s text:c="4"/>53<text:tab/><text:tab/>{ </text:p>
      <text:p text:style-name="P19"><text:s text:c="4"/>54<text:tab/><text:tab/><text:tab/>this.lastLogin = lastLogin; </text:p>
      <text:p text:style-name="P19"><text:s text:c="4"/>55<text:tab/><text:tab/>} </text:p>
      <text:p text:style-name="P19"><text:s text:c="7"/></text:p>
      <text:p text:style-name="P19"><text:s text:c="4"/>56<text:tab/><text:tab/>public boolean isDisabled() </text:p>
      <text:p text:style-name="P19"><text:s text:c="4"/>57<text:tab/><text:tab/>{ </text:p>
      <text:p text:style-name="P19"><text:s text:c="4"/>58<text:tab/><text:tab/><text:tab/>return disabled; </text:p>
      <text:p text:style-name="P19"><text:s text:c="4"/>59<text:tab/><text:tab/>} </text:p>
      <text:p text:style-name="P19"><text:s text:c="7"/></text:p>
      <text:p text:style-name="P19"><text:s text:c="4"/>60<text:tab/><text:tab/>public void setDisabled(boolean disabled) </text:p>
      <text:p text:style-name="P19"><text:s text:c="4"/>61<text:tab/><text:tab/>{ </text:p>
      <text:p text:style-name="P19"><text:s text:c="4"/>62<text:tab/><text:tab/><text:tab/>this.disabled = disabled; </text:p>
      <text:p text:style-name="P19"><text:s text:c="4"/>63<text:tab/><text:tab/>} </text:p>
      <text:p text:style-name="P19"><text:s text:c="7"/></text:p>
      <text:p text:style-name="P19"><text:s text:c="4"/>64<text:tab/>} </text:p>
      <text:p text:style-name="P30"/>
      <text:p text:style-name="P22">Looking at individual lines here :</text:p>
      <text:list xml:id="list719913023" text:style-name="L2">
        <text:list-item>
          <text:p text:style-name="P34">12 : @Entity marks this as a JPA entity. This is a standard JPA annotation. Annotations are not normally inherited so you can not annotated this is the superclass. </text:p>
        </text:list-item>
        <text:list-item>
          <text:p text:style-name="P34">13 : The generics &lt;Integer&gt; parameter denotes that this model object will use an Integer as it's primary key. You can specify any valid jpa primary key class here.</text:p>
        </text:list-item>
        <text:list-item>
          <text:p text:style-name="P34">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34">15 : @Id marks which variables is the primary key variable. This is a standard JPA annotation.</text:p>
        </text:list-item>
        <text:list-item>
          <text:p text:style-name="P34">15: @GeneratedValue specifies who populates this variable, in our example it means the database generates the id via the auto increment option. This is a standard JPA annotation.</text:p>
        </text:list-item>
        <text:list-item>
          <text:p text:style-name="P34">17 : Note that although it's perfectly legal to use primitives like “int” as an ID, it's probably not a good idea. The reason is nuder the scene it's an Integer anyways so you're just causing a lot of auto-boxing to occur.</text:p>
        </text:list-item>
        <text:list-item>
          <text:p text:style-name="P34">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34">27 : Note there is a getId() but no setId(), ID's should never be set after the creation of an entity instance. If an user or application defined ID is required for an object, make a constructor that requires an ID instead of making a setId() method. Do not attempt to persist a new entity by setting an existing entity's ID to null. The problem here is that the entity manager is allowed to hold a reference to entities so a conflict of persisting / <text:soft-page-break/>merging may occur. Also entites returned from a retrieval from the DB are proxied instances, they are not the same as making a declaring a “new Object()”. The proxy is allowed to do “work” as it sees fit assuming it is an existing entity. Also note that this has really conflicting logistics once you're in a transaction as well. Also note that JPA and Hibernate support level2 caches. The L2 caches are often just HashMap's of PK-&gt;Object, If you change the PK within the object, you will throw the l2 cache out of wack as the map will not point to the right object.</text:p>
        </text:list-item>
        <text:list-item>
          <text:p text:style-name="P34">37 &amp; 45 : Note that I do manual data checking here. Even though name and password columns are declared not null, the error returned by persisting an object is not-friendly to parse. As an example, if both were null, you would still only receive one error, and it 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7"/>
      <text:p text:style-name="P30"/>
      <text:p text:style-name="P23">AbstractModel.java</text:p>
      <text:p text:style-name="P16"><text:span text:style-name="T2"><text:s text:c="2"/></text:span><text:span text:style-name="T7"><text:s text:c="3"/>1<text:tab/>package org.oscarehr.caisi_integrator.dao; </text:span></text:p>
      <text:p text:style-name="P19"><text:s text:c="7"/></text:p>
      <text:p text:style-name="P19"><text:s text:c="5"/>2<text:tab/>import java.util.List; </text:p>
      <text:p text:style-name="P19"><text:s text:c="7"/></text:p>
      <text:p text:style-name="P19"><text:s text:c="5"/>3<text:tab/>import org.apache.commons.lang.builder.ReflectionToStringBuilder; </text:p>
      <text:p text:style-name="P19"><text:s text:c="5"/>4<text:tab/>import org.oscarehr.caisi_integrator.util.MiscUtils; </text:p>
      <text:p text:style-name="P19"><text:s text:c="7"/></text:p>
      <text:p text:style-name="P19"><text:s text:c="5"/>5<text:tab/>abstract class AbstractModel&lt;T&gt; implements java.io.Serializable </text:p>
      <text:p text:style-name="P19"><text:s text:c="5"/>6<text:tab/>{<text:tab/><text:tab/> </text:p>
      <text:p text:style-name="P19"><text:s text:c="5"/>7<text:tab/><text:tab/>protected static final String OBJECT_NOT_YET_PERISTED="The object is not persisted yet, this operation requires the object to already be persisted."; </text:p>
      <text:p text:style-name="P19"><text:s text:c="5"/>8<text:tab/><text:tab/> </text:p>
      <text:p text:style-name="P19"><text:s text:c="5"/>9<text:tab/><text:tab/>public abstract T getId(); </text:p>
      <text:p text:style-name="P19"><text:s text:c="4"/>10<text:tab/><text:tab/> </text:p>
      <text:p text:style-name="P19"><text:s text:c="4"/>11<text:tab/><text:tab/>@Override </text:p>
      <text:p text:style-name="P19"><text:s text:c="4"/>12<text:tab/> <text:s text:c="3"/><text:tab/>public String toString() </text:p>
      <text:p text:style-name="P19"><text:s text:c="4"/>13<text:tab/><text:tab/>{ </text:p>
      <text:p text:style-name="P19"><text:s text:c="4"/>14<text:tab/><text:tab/><text:tab/>return(ReflectionToStringBuilder.toString(this)); </text:p>
      <text:p text:style-name="P19"><text:s text:c="4"/>15<text:tab/><text:tab/>} </text:p>
      <text:p text:style-name="P19"><text:s text:c="7"/></text:p>
      <text:p text:style-name="P19"><text:s text:c="4"/>16<text:tab/><text:tab/>@Override </text:p>
      <text:p text:style-name="P19"><text:s text:c="4"/>17<text:tab/> <text:s text:c="3"/><text:tab/>public int hashCode() </text:p>
      <text:p text:style-name="P19"><text:s text:c="4"/>18<text:tab/><text:tab/>{ </text:p>
      <text:p text:style-name="P19"><text:s text:c="4"/>19<text:tab/><text:tab/><text:tab/>if (getId() == null) </text:p>
      <text:p text:style-name="P19"><text:s text:c="4"/>20<text:tab/><text:tab/><text:tab/>{ </text:p>
      <text:p text:style-name="P19"><text:s text:c="4"/>21<text:tab/><text:tab/><text:tab/><text:tab/>MiscUtils.getLogger().warn(OBJECT_NOT_YET_PERISTED, new Exception()); </text:p>
      <text:p text:style-name="P19"><text:s text:c="4"/>22<text:tab/><text:tab/><text:tab/><text:tab/>return(super.hashCode()); </text:p>
      <text:p text:style-name="P19"><text:s text:c="4"/>23<text:tab/><text:tab/><text:tab/>} </text:p>
      <text:p text:style-name="P19"><text:s text:c="4"/>24<text:tab/><text:tab/><text:tab/> </text:p>
      <text:p text:style-name="P19"><text:s text:c="4"/>25<text:tab/><text:tab/><text:tab/>return(getId().hashCode()); </text:p>
      <text:p text:style-name="P19"><text:s text:c="4"/>26<text:tab/><text:tab/>} </text:p>
      <text:p text:style-name="P19"><text:s text:c="4"/>27<text:tab/><text:tab/> </text:p>
      <text:p text:style-name="P19"><text:s text:c="4"/>28<text:tab/><text:tab/>public boolean equals(AbstractModel&lt;T&gt; o) </text:p>
      <text:p text:style-name="P19"><text:s text:c="4"/>29<text:tab/><text:tab/>{ </text:p>
      <text:p text:style-name="P19"><text:s text:c="4"/>30<text:tab/><text:tab/><text:tab/>if (getClass()!=o.getClass()) return(false); </text:p>
      <text:p text:style-name="P19"><text:s text:c="7"/></text:p>
      <text:p text:style-name="P19"><text:s text:c="4"/>31<text:tab/><text:tab/><text:tab/>if (getId() == null) </text:p>
      <text:p text:style-name="P19"><text:s text:c="4"/>32<text:tab/><text:tab/><text:tab/>{ </text:p>
      <text:p text:style-name="P19"><text:s text:c="4"/>33<text:tab/><text:tab/><text:tab/><text:tab/>MiscUtils.getLogger().warn(OBJECT_NOT_YET_PERISTED, new Exception()); </text:p>
      <text:p text:style-name="P19"><text:s text:c="4"/>34<text:tab/><text:tab/><text:tab/>} </text:p>
      <text:p text:style-name="P19"><text:s text:c="7"/></text:p>
      <text:p text:style-name="P19"><text:s text:c="4"/>35<text:tab/><text:tab/><text:tab/>return(getId().equals(o.getId())); </text:p>
      <text:p text:style-name="P19"><text:s text:c="4"/>36<text:tab/><text:tab/>} <text:s text:c="6"/></text:p>
      <text:p text:style-name="P19"><text:s text:c="7"/></text:p>
      <text:p text:style-name="P19"><text:s text:c="4"/>59<text:tab/>} </text:p>
      <text:p text:style-name="P31"><text:soft-page-break/></text:p>
      <text:p text:style-name="P22">For the most part everything here is just convenience methods so they're not duplicated everywhere, it's not actually required, just convenient.</text:p>
      <text:list xml:id="list76013502" text:style-name="L3">
        <text:list-item>
          <text:p text:style-name="P35">17 &amp; 28 : It is important to remember that java equals(), by default is a memory location comparison. This means you can not by default use Sets or anything that relies on 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22"/>
      <text:p text:style-name="P22">Next we will look at the Dao objects.</text:p>
      <text:p text:style-name="P22"/>
      <text:p text:style-name="P24">SiteUserDao.java</text:p>
      <text:p text:style-name="P15"><text:span text:style-name="T3"><text:s/></text:span><text:span text:style-name="T8"><text:s text:c="4"/>1<text:tab/>package org.oscarehr.caisi_integrator.dao; </text:span></text:p>
      <text:p text:style-name="P19"><text:s text:c="7"/></text:p>
      <text:p text:style-name="P19"><text:s text:c="5"/>2<text:tab/>import java.util.List; </text:p>
      <text:p text:style-name="P19"><text:s text:c="7"/></text:p>
      <text:p text:style-name="P19"><text:s text:c="5"/>3<text:tab/>import javax.persistence.Query; </text:p>
      <text:p text:style-name="P19"><text:s text:c="7"/></text:p>
      <text:p text:style-name="P19"><text:s text:c="5"/>4<text:tab/>import org.oscarehr.caisi_integrator.util.MiscUtils; </text:p>
      <text:p text:style-name="P19"><text:s text:c="5"/>5<text:tab/>import org.springframework.stereotype.Repository; </text:p>
      <text:p text:style-name="P19"><text:s text:c="7"/></text:p>
      <text:p text:style-name="P19"><text:s text:c="5"/>6<text:tab/>@Repository </text:p>
      <text:p text:style-name="P19"><text:s text:c="5"/>7<text:tab/>public class SiteUserDao extends AbstractDao&lt;SiteUser&gt; </text:p>
      <text:p text:style-name="P19"><text:s text:c="5"/>8<text:tab/>{ </text:p>
      <text:p text:style-name="P19"><text:s text:c="5"/>9<text:tab/> <text:s text:c="3"/><text:tab/>public SiteUserDao() </text:p>
      <text:p text:style-name="P19"><text:s text:c="4"/>10<text:tab/><text:tab/>{ </text:p>
      <text:p text:style-name="P19"><text:s text:c="4"/>11<text:tab/><text:tab/><text:tab/>super(SiteUser.class); </text:p>
      <text:p text:style-name="P19"><text:s text:c="4"/>12<text:tab/><text:tab/>} </text:p>
      <text:p text:style-name="P19"><text:s text:c="7"/></text:p>
      <text:p text:style-name="P19"><text:s text:c="4"/>13<text:tab/><text:tab/>public SiteUser findByName(String name) </text:p>
      <text:p text:style-name="P19"><text:s text:c="4"/>14<text:tab/><text:tab/>{ </text:p>
      <text:p text:style-name="P19"><text:s text:c="4"/>15<text:tab/><text:tab/><text:tab/>name = MiscUtils.validateAndNormaliseUserName(name); </text:p>
      <text:p text:style-name="P19"><text:s text:c="7"/></text:p>
      <text:p text:style-name="P19"><text:s text:c="4"/>16<text:tab/><text:tab/><text:tab/>Query query = entityManager.createQuery("select x from "+modelClass.getSimpleName()+" x where x.name=?1"); </text:p>
      <text:p text:style-name="P19"><text:s text:c="4"/>17<text:tab/><text:tab/><text:tab/>query.setParameter(1, name); </text:p>
      <text:p text:style-name="P19"><text:s text:c="7"/></text:p>
      <text:p text:style-name="P19"><text:s text:c="4"/>18<text:tab/><text:tab/><text:tab/>return(getSingleResultOrNull(query)); </text:p>
      <text:p text:style-name="P19"><text:s text:c="4"/>19<text:tab/><text:tab/>} </text:p>
      <text:p text:style-name="P19"><text:s text:c="4"/>20<text:tab/><text:tab/> </text:p>
      <text:p text:style-name="P19"><text:s text:c="4"/>21<text:tab/> <text:s text:c="3"/><text:tab/>public List&lt;SiteUser&gt; findAll() </text:p>
      <text:p text:style-name="P19"><text:s text:c="4"/>22<text:tab/><text:tab/>{ </text:p>
      <text:p text:style-name="P19"><text:s text:c="4"/>23<text:tab/><text:tab/><text:tab/>Query query = entityManager.createQuery("select x from "+modelClass.getSimpleName()+" x"); </text:p>
      <text:p text:style-name="P19"><text:s text:c="4"/>24<text:tab/><text:tab/><text:tab/> </text:p>
      <text:p text:style-name="P19"><text:s text:c="4"/>25<text:tab/><text:tab/><text:tab/>@SuppressWarnings("unchecked") </text:p>
      <text:p text:style-name="P19"><text:s text:c="4"/>26<text:tab/><text:tab/><text:tab/>List&lt;SiteUser&gt; results=query.getResultList(); </text:p>
      <text:p text:style-name="P19"><text:s text:c="4"/>27<text:tab/><text:tab/><text:tab/> </text:p>
      <text:p text:style-name="P19"><text:s text:c="4"/>28<text:tab/><text:tab/><text:tab/>return(results); </text:p>
      <text:p text:style-name="P19"><text:s text:c="4"/>29<text:tab/><text:tab/>} </text:p>
      <text:p text:style-name="P19"><text:s text:c="4"/>30<text:tab/>} </text:p>
      <text:p text:style-name="P25"/>
      <text:p text:style-name="P26">Dao objects are managed by Spring. The reason is because since they are the ones doing the database work, they must have a transaction, and we would like to use spring annotated transactions.</text:p>
      <text:list xml:id="list780968852" text:style-name="L4">
        <text:list-item>
          <text:p text:style-name="P36">6 : @Repository is a spring specific annotation. This annotation provides us with a few <text:s/>things. 1) is automatic registering of the bean with spring. 2) sets this bean up as a prototype (adverse to singleton) (because the entityManager must be thread specific). <text:soft-page-break/>3) it marks every method in this class as requiring a transaction similar to the @Transaction annotation. There is a more in depth discussion on transactions later.</text:p>
        </text:list-item>
        <text:list-item>
          <text:p text:style-name="P36">7 : The generic &lt;SiteUser&gt; here indicates the model object this dao works with.</text:p>
        </text:list-item>
        <text:list-item>
          <text:p text:style-name="P36">11 : You need to set the model class. This may seem redundant to line 7, and it is, but no one seems to have come up with a good work around for this in java. Basically 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36">13 : JPA is part of EJB3 and the replacement for it's database beans. As a result I've followed their convention of the “find” naming convention. (feel free to let me know if this has since changed, it's been a while).</text:p>
        </text:list-item>
        <text:list-item>
          <text:p text:style-name="P36">16 : entityManager referenced here is provided by the super class. This is akin to hibernates Session. We will discuss this with regards to transactions later.</text:p>
        </text:list-item>
        <text:list-item>
          <text:p text:style-name="P41"><text:span text:style-name="T4">18 : By default JPA's query.getSingleResult() expects a result and throws an exception </text:span><text:span text:style-name="T4">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36">21 : Please take note of the standard for results lists. Null is never returned. An empty list is returned for “no results”. This is a JPA standard.</text:p>
        </text:list-item>
        <text:list-item>
          <text:p text:style-name="P36">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36">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8"/>
      <text:p text:style-name="P11">AbstractDao.java</text:p>
      <text:p text:style-name="P6"><text:span text:style-name="T1"><text:s/></text:span><text:span text:style-name="T9"><text:s text:c="4"/>1<text:tab/>package org.oscarehr.caisi_integrator.dao; </text:span></text:p>
      <text:p text:style-name="P13"><text:s text:c="7"/></text:p>
      <text:p text:style-name="P13"><text:s text:c="5"/>2<text:tab/>import java.lang.reflect.InvocationTargetException; </text:p>
      <text:p text:style-name="P13"><text:s text:c="5"/>3<text:tab/>import java.util.List; </text:p>
      <text:p text:style-name="P13"><text:s text:c="7"/></text:p>
      <text:p text:style-name="P13"><text:s text:c="5"/>4<text:tab/>import javax.persistence.EntityManager; </text:p>
      <text:p text:style-name="P13"><text:s text:c="5"/>5<text:tab/>import javax.persistence.NonUniqueResultException; </text:p>
      <text:p text:style-name="P13"><text:s text:c="5"/>6<text:tab/>import javax.persistence.PersistenceContext; </text:p>
      <text:p text:style-name="P13"><text:s text:c="5"/>7<text:tab/>import javax.persistence.Query; </text:p>
      <text:p text:style-name="P13"><text:s text:c="7"/></text:p>
      <text:p text:style-name="P13"><text:s text:c="5"/>8<text:tab/>import org.apache.commons.beanutils.BeanUtils; </text:p>
      <text:p text:style-name="P13"><text:s text:c="5"/>9<text:tab/>import org.springframework.transaction.annotation.Transactional; </text:p>
      <text:p text:style-name="P13"><text:s text:c="7"/></text:p>
      <text:p text:style-name="P13"><text:s text:c="4"/>10<text:tab/>@Transactional </text:p>
      <text:p text:style-name="P13"><text:s text:c="4"/>11<text:tab/>abstract class AbstractDao&lt;T extends AbstractModel&lt;?&gt;&gt; </text:p>
      <text:p text:style-name="P13"><text:s text:c="4"/>12<text:tab/>{ </text:p>
      <text:p text:style-name="P13"><text:soft-page-break/><text:s text:c="4"/>13<text:tab/><text:tab/>protected Class&lt;T&gt; modelClass; </text:p>
      <text:p text:style-name="P13"><text:s text:c="7"/></text:p>
      <text:p text:style-name="P13"><text:s text:c="4"/>14<text:tab/><text:tab/>@PersistenceContext </text:p>
      <text:p text:style-name="P13"><text:s text:c="4"/>15<text:tab/><text:tab/>protected EntityManager entityManager = null; </text:p>
      <text:p text:style-name="P13"><text:s text:c="7"/></text:p>
      <text:p text:style-name="P13"><text:s text:c="4"/>16<text:tab/><text:tab/>protected AbstractDao(Class&lt;T&gt; modelClass) </text:p>
      <text:p text:style-name="P13"><text:s text:c="4"/>17<text:tab/><text:tab/>{ </text:p>
      <text:p text:style-name="P13"><text:s text:c="4"/>18<text:tab/><text:tab/><text:tab/>this.modelClass=modelClass; </text:p>
      <text:p text:style-name="P13"><text:s text:c="4"/>19<text:tab/><text:tab/>} </text:p>
      <text:p text:style-name="P13"><text:s text:c="4"/>20<text:tab/><text:tab/> </text:p>
      <text:p text:style-name="P13"><text:s text:c="4"/>21<text:tab/><text:tab/>/** </text:p>
      <text:p text:style-name="P13"><text:s text:c="4"/>22<text:tab/><text:tab/> * aka update </text:p>
      <text:p text:style-name="P13"><text:s text:c="4"/>23<text:tab/><text:tab/> */ </text:p>
      <text:p text:style-name="P13"><text:s text:c="4"/>24<text:tab/><text:tab/>public void merge(T o) </text:p>
      <text:p text:style-name="P13"><text:s text:c="4"/>25<text:tab/><text:tab/>{ </text:p>
      <text:p text:style-name="P13"><text:s text:c="4"/>26<text:tab/><text:tab/><text:tab/>entityManager.merge(o); </text:p>
      <text:p text:style-name="P13"><text:s text:c="4"/>27<text:tab/><text:tab/>} </text:p>
      <text:p text:style-name="P13"><text:s text:c="7"/></text:p>
      <text:p text:style-name="P13"><text:s text:c="4"/>28<text:tab/><text:tab/>/** </text:p>
      <text:p text:style-name="P13"><text:s text:c="4"/>29<text:tab/><text:tab/> * aka create </text:p>
      <text:p text:style-name="P13"><text:s text:c="4"/>30<text:tab/><text:tab/> */ </text:p>
      <text:p text:style-name="P13"><text:s text:c="4"/>31<text:tab/><text:tab/>public void persist(T o) </text:p>
      <text:p text:style-name="P13"><text:s text:c="4"/>32<text:tab/><text:tab/>{ </text:p>
      <text:p text:style-name="P13"><text:s text:c="4"/>33<text:tab/><text:tab/><text:tab/>entityManager.persist(o); </text:p>
      <text:p text:style-name="P13"><text:s text:c="4"/>34<text:tab/><text:tab/>} </text:p>
      <text:p text:style-name="P13"><text:s text:c="7"/></text:p>
      <text:p text:style-name="P13"><text:s text:c="4"/>35<text:tab/><text:tab/>/** </text:p>
      <text:p text:style-name="P13"><text:s text:c="4"/>36<text:tab/><text:tab/> * You can only remove attached instances. </text:p>
      <text:p text:style-name="P13"><text:s text:c="4"/>37<text:tab/><text:tab/> */ </text:p>
      <text:p text:style-name="P13"><text:s text:c="4"/>38<text:tab/><text:tab/>public void remove(T o) </text:p>
      <text:p text:style-name="P13"><text:s text:c="4"/>39<text:tab/><text:tab/>{ </text:p>
      <text:p text:style-name="P13"><text:s text:c="4"/>40<text:tab/><text:tab/><text:tab/>entityManager.remove(o); </text:p>
      <text:p text:style-name="P13"><text:s text:c="4"/>41<text:tab/><text:tab/>} </text:p>
      <text:p text:style-name="P13"><text:s text:c="7"/></text:p>
      <text:p text:style-name="P13"><text:s text:c="4"/>42<text:tab/><text:tab/>/** </text:p>
      <text:p text:style-name="P13"><text:s text:c="4"/>43<text:tab/> <text:s text:c="3"/><text:tab/> * You can only refresh attached instances. </text:p>
      <text:p text:style-name="P13"><text:s text:c="4"/>44<text:tab/><text:tab/> */ </text:p>
      <text:p text:style-name="P13"><text:s text:c="4"/>45<text:tab/><text:tab/>public void refresh(T o) </text:p>
      <text:p text:style-name="P13"><text:s text:c="4"/>46<text:tab/><text:tab/>{ </text:p>
      <text:p text:style-name="P13"><text:s text:c="4"/>47<text:tab/><text:tab/><text:tab/>entityManager.refresh(o); </text:p>
      <text:p text:style-name="P13"><text:s text:c="4"/>48<text:tab/><text:tab/>} </text:p>
      <text:p text:style-name="P13"><text:s text:c="4"/>49<text:tab/><text:tab/> </text:p>
      <text:p text:style-name="P13"><text:s text:c="4"/>50<text:tab/> <text:s text:c="2"/><text:tab/>public T find(Object id) </text:p>
      <text:p text:style-name="P13"><text:s text:c="4"/>51<text:tab/><text:tab/>{ </text:p>
      <text:p text:style-name="P13"><text:s text:c="4"/>52<text:tab/><text:tab/><text:tab/>return(entityManager.find(modelClass, id)); </text:p>
      <text:p text:style-name="P13"><text:s text:c="4"/>53<text:tab/><text:tab/>} </text:p>
      <text:p text:style-name="P13"><text:s text:c="7"/></text:p>
      <text:p text:style-name="P13"><text:s text:c="4"/>54<text:tab/><text:tab/>public void remove(Object id) </text:p>
      <text:p text:style-name="P13"><text:s text:c="4"/>55<text:tab/><text:tab/>{ </text:p>
      <text:p text:style-name="P13"><text:s text:c="4"/>56<text:tab/><text:tab/><text:tab/>T abstractModel=find(id); </text:p>
      <text:p text:style-name="P13"><text:s text:c="4"/>57<text:tab/><text:tab/><text:tab/>if (abstractModel!=null) remove(abstractModel); </text:p>
      <text:p text:style-name="P13"><text:s text:c="4"/>58<text:tab/><text:tab/>} </text:p>
      <text:p text:style-name="P13"><text:s text:c="7"/><text:tab/></text:p>
      <text:p text:style-name="P13"><text:s text:c="4"/>59<text:tab/> <text:s text:c="2"/><text:tab/>protected T getSingleResultOrNull(Query query) </text:p>
      <text:p text:style-name="P13"><text:s text:c="4"/>60<text:tab/><text:tab/>{ </text:p>
      <text:p text:style-name="P13"><text:s text:c="4"/>61<text:tab/><text:tab/><text:tab/>@SuppressWarnings("unchecked") </text:p>
      <text:p text:style-name="P13"><text:s text:c="4"/>62<text:tab/><text:tab/><text:tab/>List&lt;T&gt; results=query.getResultList(); </text:p>
      <text:p text:style-name="P13"><text:s text:c="4"/>63<text:tab/><text:tab/><text:tab/>if (results.size()==1) return(results.get(0)); </text:p>
      <text:p text:style-name="P13"><text:s text:c="4"/>64<text:tab/><text:tab/><text:tab/>else if (results.size()==0) return(null); </text:p>
      <text:p text:style-name="P13"><text:s text:c="4"/>65<text:tab/><text:tab/><text:tab/>else throw(new NonUniqueResultException("SingleResult requested but result was not unique : "+results.size())); </text:p>
      <text:p text:style-name="P13"><text:s text:c="4"/>66<text:tab/><text:tab/>} </text:p>
      <text:p text:style-name="P13"><text:s text:c="7"/></text:p>
      <text:p text:style-name="P13"><text:s text:c="4"/>75<text:tab/><text:tab/>public int getCountAll() </text:p>
      <text:p text:style-name="P13"><text:s text:c="4"/>76<text:tab/><text:tab/>{ </text:p>
      <text:p text:style-name="P13"><text:s text:c="4"/>77<text:tab/><text:tab/><text:tab/>String sqlCommand="select count(*) from "+modelClass.getSimpleName(); </text:p>
      <text:p text:style-name="P13"><text:s text:c="4"/>78<text:tab/><text:tab/><text:tab/>Query query = entityManager.createNativeQuery(sqlCommand, Integer.class);<text:tab/><text:tab/> </text:p>
      <text:p text:style-name="P13"><text:s text:c="4"/>79<text:tab/><text:tab/><text:tab/>return((Integer)query.getSingleResult()); </text:p>
      <text:p text:style-name="P13"><text:s text:c="4"/>80<text:tab/><text:tab/>} </text:p>
      <text:p text:style-name="P13"><text:s text:c="4"/>81<text:tab/>} </text:p>
      <text:p text:style-name="P13"/>
      <text:p text:style-name="P12"/>
      <text:p text:style-name="P12"/>
      <text:p text:style-name="P8">The AbstractDao class is also just a convenience class. It's not required but it will make life a <text:soft-page-break/>lot easier. </text:p>
      <text:list xml:id="list683234915" text:style-name="L5">
        <text:list-item>
          <text:p text:style-name="P37">10 : @Transactional. This marks all the methods in this class as needing a transaction. The reason why we have to mark it here is because annotations don't carry over 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37">14 : <text:s/>@PersistentContext is a JPA standard annotation. It tells the IOC container (spring) to inject the variable, i.e. provide this instance with it's own (not shared) entityManager instance (i.e. a hibernate session).</text:p>
        </text:list-item>
        <text:list-item>
          <text:p text:style-name="P37">Merge() &amp; persist() &amp; remove() &amp; refresh() methods are proxied calls to the entityManager. For encapsulation reasons, we do not want anyone using the entityManager other than DAO classes. As a result we need to expose those methods. 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37">52 : Note the default entityManger find method behaves differently than query.getSingleResult(), find returns null if the entry is not found. </text:p>
        </text:list-item>
        <text:list-item>
          <text:p text:style-name="P37">59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37">75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8"/>
      <text:p text:style-name="P10">Relationships between model objects</text:p>
      <text:p text:style-name="P9">Relationships between model objects should not be embedded. i.e. if User and Role are two top level entities, there should not be a User.getRoles() method. Instead you should have a RoleDao.findRolesByUserId() method. Note that the Dao class should always return items of it's own type. i.e. you should not have a UserDao.findRolesByUser(). If it's a one-to-many relationship you should still separate the 2 entities. i.e. User to PetDogs, PetDog should have a OwnerId. So to retrieve a PetDogs owner you would do UserDao.find(petDog.getOwnerId()), where as to find a users PetDogs you would do PetDogDao.findByUserId(user.getId()). There are memory, CPU, and coupling implications of using embedded v.s. Non embedded objects. The simplest and most cpu and memory friendly way is to use loosely coupled model objects. Especially when transactions are in use, a lot of people get confused when different objects which are embedded are either saved when not expected or saved in a different order causing foreign key errors etc. The price of doing so is that the code is a little more verbose and relationships need to be manually maintained. The conceptual model is simpler and less error prone though.</text:p>
      <text:p text:style-name="P40"/>
      <text:p text:style-name="P10">Conclusion</text:p>
      <text:p text:style-name="P8">This concludes the overview of how we intend to use JPA + Spring + annotated configuration. <text:soft-page-break/>Note that no xml is required for Dao objects (there is some xml to confgure the original spring + JPA framework but there's no need for xml entries for each class). Keep model objects loosely coupled and not embedded.</text:p>
      <text:p text:style-name="P8"/>
      <text:p text:style-name="P8"/>
      <text:p text:style-name="P8"/>
      <text:p text:style-name="P14"><text:span text:style-name="T5">Important note</text:span><text:span text:style-name="T5"> on </text:span><text:span text:style-name="T5">EntityManager</text:span><text:span text:style-name="T5"> (and hibernate sessions) and transactions.</text:span></text:p>
      <text:p text:style-name="P26"/>
      <text:p text:style-name="P26">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26"/>
      <text:p text:style-name="P26">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26"/>
      <text:p text:style-name="P26">The idiom used with @Repository and @transaction in the Dao objects effectively mean that 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26"/>
      <text:p text:style-name="P29">public class UserDao</text:p>
      <text:p text:style-name="P29">{<text:line-break/>...</text:p>
      <text:p text:style-name="P29">}</text:p>
      <text:p text:style-name="P29"/>
      <text:p text:style-name="P29">public class UserImageDao</text:p>
      <text:p text:style-name="P29">{</text:p>
      <text:p text:style-name="P29">...</text:p>
      <text:p text:style-name="P29">}</text:p>
      <text:p text:style-name="P29"/>
      <text:p text:style-name="P26">Lets say you were trying to update a user and their image at the same time </text:p>
      <text:p text:style-name="P26"/>
      <text:p text:style-name="P29">public void updateUserAndImage(int userId, String newUserName, byte[] newImage)</text:p>
      <text:p text:style-name="P29">{</text:p>
      <text:p text:style-name="P29"><text:tab/>User user=userDao.find(userId);</text:p>
      <text:p text:style-name="P29"><text:tab/>user.setUserName(newUserName);</text:p>
      <text:p text:style-name="P29"><text:tab/>userDao.merge(user);<text:tab/></text:p>
      <text:p text:style-name="P29"/>
      <text:p text:style-name="P29"><text:tab/>UserImage userImage=userImageDao.find(userId);</text:p>
      <text:p text:style-name="P29"><text:tab/>userImage.setBytes(newImage);</text:p>
      <text:p text:style-name="P29"><text:tab/>userImageDao.merge(userImage);<text:line-break/>}</text:p>
      <text:p text:style-name="P20"/>
      <text:p text:style-name="P26">In the above example 4 transactions actually took place. </text:p>
      <text:list xml:id="list1489569183" text:style-name="L6">
        <text:list-item>
          <text:p text:style-name="P38">userDao.find()</text:p>
        </text:list-item>
        <text:list-item>
          <text:p text:style-name="P38">userDao.persist()</text:p>
        </text:list-item>
        <text:list-item>
          <text:p text:style-name="P38">userImageDao.find()</text:p>
        </text:list-item>
        <text:list-item>
          <text:p text:style-name="P38">userImageDao.persist()</text:p>
        </text:list-item>
      </text:list>
      <text:p text:style-name="P8"/>
      <text:p text:style-name="P8"><text:soft-page-break/>For efficiency purposes or for transactional purposes we could do </text:p>
      <text:p text:style-name="P8"/>
      <text:p text:style-name="P29">@Transactional </text:p>
      <text:p text:style-name="P29">public void updateUserAndImage(int userId, String newUserName, byte[] newImage)</text:p>
      <text:p text:style-name="P29">{</text:p>
      <text:p text:style-name="P29"><text:tab/>User user=userDao.find(userId);</text:p>
      <text:p text:style-name="P29"><text:tab/>user.setUserName(newUserName);</text:p>
      <text:p text:style-name="P29"/>
      <text:p text:style-name="P29"><text:tab/>UserImage userImage=userImageDao.find(userId);</text:p>
      <text:p text:style-name="P29"><text:tab/>userImage.setBytes(newImage);</text:p>
      <text:p text:style-name="P29">}</text:p>
      <text:p text:style-name="P32"/>
      <text:p text:style-name="P26">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setUserName()” is rolled back too. You need to understand this.</text:p>
      <text:p text:style-name="P26"/>
      <text:p text:style-name="P26">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26"/>
      <text:p text:style-name="P26">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26"/>
      <text:p text:style-name="P26"/>
      <text:p text:style-name="P27"><text:span text:style-name="T10">Immutable Objects</text:span> </text:p>
      <text:p text:style-name="P26"/>
      <text:p text:style-name="P26">Sometimes some objects should either never be deleted, or never be updated once created. Examples of this maybe Log entries. To do this, in your model object do the following :</text:p>
      <text:p text:style-name="P26"/>
      <text:p text:style-name="P17"><text:tab/>@PreRemove</text:p>
      <text:p text:style-name="P18"><text:tab/><text:span text:style-name="T6">protected</text:span> <text:span text:style-name="T6">void</text:span> jpaPreventDelete()</text:p>
      <text:p text:style-name="P18"><text:tab/>{</text:p>
      <text:p text:style-name="P18"><text:tab/><text:tab/><text:span text:style-name="T6">throw</text:span>(<text:span text:style-name="T6">new</text:span> UnsupportedOperationException("Remove is not allowed for this type of item."));</text:p>
      <text:p text:style-name="P18"><text:tab/>}</text:p>
      <text:p text:style-name="P18"/>
      <text:p text:style-name="P18"><text:soft-page-break/><text:tab/>@PreUpdate</text:p>
      <text:p text:style-name="P18"><text:tab/><text:span text:style-name="T6">protected</text:span> <text:span text:style-name="T6">void</text:span> jpaPreventUpdate()</text:p>
      <text:p text:style-name="P18"><text:tab/>{</text:p>
      <text:p text:style-name="P18"><text:tab/><text:tab/><text:span text:style-name="T6">throw</text:span>(<text:span text:style-name="T6">new</text:span> UnsupportedOperationException("Update is not allowed for this type of item."));</text:p>
      <text:p text:style-name="P18"><text:tab/>}</text:p>
      <text:p text:style-name="P19"/>
      <text:p text:style-name="P26">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 x</meta:initial-creator>
    <meta:creation-date>2009-11-06T12:27:16</meta:creation-date>
    <meta:generator>OpenOffice.org/3.0$Linux OpenOffice.org_project/300m9$Build-9358</meta:generator>
    <dc:date>2009-11-21T12:05:36</dc:date>
    <dc:creator>x x</dc:creator>
    <meta:editing-duration>PT05H28M08S</meta:editing-duration>
    <meta:editing-cycles>89</meta:editing-cycles>
    <meta:document-statistic meta:table-count="0" meta:image-count="0" meta:object-count="0" meta:page-count="11" meta:paragraph-count="363" meta:word-count="3892" meta:character-count="26185"/>
    <meta:user-defined meta:name="Info 1"/>
    <meta:user-defined meta:name="Info 2"/>
    <meta:user-defined meta:name="Info 3"/>
    <meta:user-defined meta:name="Info 4"/>
  </office:meta>
</office:document-meta>
</file>